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f262d" officeooo:paragraph-rsid="000f262d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0f262d" officeooo:paragraph-rsid="000f262d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f262d" officeooo:paragraph-rsid="000f2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Exam</text:p>
      <text:p text:style-name="P2"/>
      <text:p text:style-name="P3">2. Create Link List By Array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9T09:50:11.478603359</meta:creation-date>
    <dc:date>2021-08-09T14:53:08.949666347</dc:date>
    <meta:editing-duration>PT4H52M47S</meta:editing-duration>
    <meta:editing-cycles>1</meta:editing-cycles>
    <meta:document-statistic meta:table-count="0" meta:image-count="0" meta:object-count="0" meta:page-count="1" meta:paragraph-count="4" meta:word-count="12" meta:character-count="58" meta:non-whitespace-character-count="50"/>
    <meta:generator>LibreOffice/7.1.4.2$MacOSX_X86_64 LibreOffice_project/a529a4fab45b75fefc5b6226684193eb000654f6</meta:generator>
  </office:meta>
</office:document-meta>
</file>